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10.09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6.21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5.62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40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3cm" fo:min-width="23.9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22.69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27.464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97cm" fo:min-width="17.88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5.4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032cm" fo:min-width="22.08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742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text-properties fo:font-size="25pt" style:font-size-asian="25pt" style:font-size-complex="25p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text-properties fo:font-size="11pt" style:font-size-asian="11pt" style:font-size-complex="11pt"/>
    </style:style>
    <style:style style:name="P7" style:family="paragraph">
      <style:text-properties fo:font-size="24pt" style:font-size-asian="24pt" style:font-size-complex="24pt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0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0.599cm" svg:height="1.225cm" svg:x="7.9cm" svg:y="1.975cm">
          <draw:text-box>
            <text:p><text:span text:style-name="T1">Junioraufgabe1 :Reimerei</text:span></text:p>
          </draw:text-box>
        </draw:frame>
        <draw:frame draw:style-name="gr2" draw:text-style-name="P2" draw:layer="layout" svg:width="6.712cm" svg:height="1.835cm" svg:x="10.1cm" svg:y="4.1cm">
          <draw:text-box>
            <text:p><text:span text:style-name="T2">10.September 2022</text:span></text:p>
            <text:p><text:span text:style-name="T2"/></text:p>
          </draw:text-box>
        </draw:frame>
        <draw:frame draw:style-name="gr3" draw:text-style-name="P2" draw:layer="layout" svg:width="6.128cm" svg:height="1.043cm" svg:x="4.7cm" svg:y="6cm">
          <draw:text-box>
            <text:p><text:span text:style-name="T2">Inhaltsverzeichnis</text:span></text:p>
          </draw:text-box>
        </draw:frame>
        <draw:frame draw:style-name="gr4" draw:text-style-name="P3" draw:layer="layout" svg:width="4.909cm" svg:height="1.115cm" svg:x="11.7cm" svg:y="11.3cm">
          <draw:text-box>
            <text:p><text:span text:style-name="T3">Lösungsidee</text:span></text:p>
          </draw:text-box>
        </draw:frame>
        <draw:frame draw:style-name="gr5" draw:text-style-name="P4" draw:layer="layout" svg:width="24.425cm" svg:height="7.823cm" svg:x="3.775cm" svg:y="12.6cm">
          <draw:text-box>
            <text:p><text:span text:style-name="T4">Die Idee ist mit String Bearbeitungen(Python) zu checken ob sich Wörter reimen.</text:span></text:p>
            <text:p><text:span text:style-name="T4">Dabei werden Teile von den jeweiligen Wörter genommen und mit andere Wörter verglichen.</text:span></text:p>
            <text:p><text:span text:style-name="T4">Folgende Sachen müssen dabei beachtet werden:</text:span></text:p>
            <text:p><text:span text:style-name="T4"/></text:p>
            <text:p><text:span text:style-name="T4">1)Was ist ein Reim?Das heißt das Programm muss wissen was überhaupt ein Reim ist.</text:span></text:p>
            <text:p><text:span text:style-name="T4"/></text:p>
            <text:p><text:span text:style-name="T4">2)Jedes Wort mit jedes Wort zu vergleichen.Hier gibt es unterschiedliche Möglichkeiten.</text:span></text:p>
            <text:p><text:span text:style-name="T4">Doch nach meiner Meinung nach ist strukturiert immer am besten.(Es ist nur meine Meinung).</text:span></text:p>
            <text:p><text:span text:style-name="T4"/></text:p>
            <text:p><text:span text:style-name="T4">Da die Vokabelgruppen einfach nur eine oder mehrere Vokale sind werden Vokale die eigentlich</text:span></text:p>
            <text:p><text:span text:style-name="T4"><text:s/></text:span><text:span text:style-name="T4">Nebeneinander sind getrennt gespeichert.</text:span></text:p>
            <text:p><text:span text:style-name="T4"/></text:p>
          </draw:text-box>
        </draw:frame>
        <draw:frame draw:style-name="gr6" draw:text-style-name="P5" draw:layer="layout" svg:width="23.193cm" svg:height="1.427cm" svg:x="4.7cm" svg:y="7cm">
          <draw:text-box>
            <text:p><text:span text:style-name="T5">Lösungsidee..................................................................................................................................1</text:span></text:p>
            <text:p><text:span text:style-name="T5">Umsetzung.....................................................................................................................................2</text:span></text:p>
          </draw:text-box>
        </draw:frame>
        <draw:frame draw:style-name="gr7" draw:text-style-name="P6" draw:layer="layout" svg:width="27.964cm" svg:height="1.123cm" svg:x="0cm" svg:y="0.3cm">
          <draw:text-box>
            <text:p><text:span text:style-name="T6">Notiz:Bei OpenOffice wird bei jeder neue Zeile der erste Buchstabe groß geschrieben,weshalb manchmal in eine Zeile bei der ersten Position ein Punkt stehen </text:span></text:p>
            <text:p><text:span text:style-name="T6">.kann.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Lösungsidee Part 2</text:p>
          </draw:text-box>
        </draw:frame>
        <draw:frame draw:style-name="gr9" draw:layer="layout" svg:width="18.388cm" svg:height="5.947cm" svg:x="6cm" svg:y="4.343cm">
          <draw:text-box>
            <text:p>Außerdem besteht die Regel 1 eigentlich aus mehreren Regeln.</text:p>
            <text:p>Nämlich:</text:p>
            <text:p>Sie haben dieselbe maßgebliche Vokalgruppe,nach der</text:p>
            <text:p>maßgeblichen Vokalgruppe enthalten beide Wörter</text:p>
            <text:p>dieselben Buchstaben in derselben Reihenfolge.</text:p>
            <text:p/>
            <text:p/>
            <text:p/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10" draw:text-style-name="P7" draw:layer="layout" svg:width="5.929cm" svg:height="3.083cm" svg:x="10.2cm" svg:y="1.2cm">
          <draw:text-box>
            <text:p><text:span text:style-name="T7">Die </text:span><text:span text:style-name="T3">Umsetzung</text:span></text:p>
            <text:p><text:span text:style-name="T7"/></text:p>
            <text:p><text:span text:style-name="T7"/></text:p>
          </draw:text-box>
        </draw:frame>
        <draw:frame draw:style-name="gr11" draw:text-style-name="P4" draw:layer="layout" svg:width="22.587cm" svg:height="14.909cm" svg:x="5cm" svg:y="3.2cm">
          <draw:text-box>
            <text:p><text:span text:style-name="T4">Ich habe meinen Programm in der Programmiersprache python version 3.9 geschrieben.</text:span></text:p>
            <text:p><text:span text:style-name="T4">Das Programm muss nicht in vorherige Versionen funktionieren.</text:span></text:p>
            <text:p><text:span text:style-name="T4">Die Wörter die sich dann reimen wird dann ausgegeben.</text:span></text:p>
            <text:p><text:span text:style-name="T4"/></text:p>
            <text:p><text:span text:style-name="T2">Die wichtigsten Sachen</text:span></text:p>
            <text:p><text:span text:style-name="T4"/></text:p>
            <text:p><text:span text:style-name="T4"/></text:p>
            <text:p><text:span text:style-name="T4">Als erstes muss eine Liste definiert werden um die Wörter die verglichen werden sollen,</text:span></text:p>
            <text:p><text:span text:style-name="T4">.zu speichern.</text:span></text:p>
            <text:p><text:span text:style-name="T4">In meinen Programm nenne ich diese folgende Liste woerter.</text:span></text:p>
            <text:p><text:span text:style-name="T4"/></text:p>
            <text:p><text:span text:style-name="T4"/></text:p>
            <text:p><text:span text:style-name="T8">.</text:span><text:span text:style-name="T9">woerter = []</text:span></text:p>
            <text:p><text:span text:style-name="T4"/></text:p>
            <text:p><text:span text:style-name="T4">Dann wird nochmal eine vokale Liste benötigt und sowie der Name besagt </text:span><text:span text:style-name="T4"><text:tab/></text:span><text:span text:style-name="T4">sind </text:span></text:p>
            <text:p><text:span text:style-name="T4">Vokale(a,e,i,o,u) in der Liste drin.</text:span></text:p>
            <text:p><text:span text:style-name="T4"/></text:p>
            <text:p><text:span text:style-name="T10">.vokale = ['a','e','i','o','u',“ä“,“ö“,“ü“,“au“,“eu“,“ie“,“ai“,äu“]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frame draw:style-name="gr12" draw:text-style-name="P4" draw:layer="layout" svg:width="2.242cm" svg:height="0.882cm" svg:x="23cm" svg:y="20.2cm">
          <draw:text-box>
            <text:p><text:span text:style-name="T4">.oe = ö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eorge Gorgi</meta:initial-creator>
    <meta:creation-date>2022-09-10T14:55:26.69</meta:creation-date>
    <meta:editing-duration>PT6H32M25S</meta:editing-duration>
    <meta:editing-cycles>8</meta:editing-cycles>
    <dc:date>2022-10-21T16:47:21.60</dc:date>
    <dc:creator>George Gorgi</dc:creator>
    <meta:generator>OpenOffice/4.1.11$Win32 OpenOffice.org_project/4111m1$Build-9808</meta:generator>
    <meta:document-statistic meta:object-count="39"/>
  </office:meta>
</office:document-meta>
</file>